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officeooo:rsid="000f73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++ <text:span text:style-name="T1">project</text:span>.c<text:span text:style-name="T1">pp</text:span> `pkg-config --cflags gtk+-2.0` `pkg-config --libs gtk+-2.0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2:54:25.363996101</meta:creation-date>
    <dc:date>2019-04-05T11:55:28.756427915</dc:date>
    <meta:editing-duration>PT4M4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0" meta:character-count="75" meta:non-whitespace-character-count="68"/>
  </office:meta>
</office:document-meta>
</file>